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7.542cm" fo:margin-left="0.035cm" table:align="left"/>
    </style:style>
    <style:style style:name="Table3.A" style:family="table-column">
      <style:table-column-properties style:column-width="17.542cm"/>
    </style:style>
    <style:style style:name="Table3.A1" style:family="table-cell">
      <style:table-cell-properties fo:padding="0.097cm" fo:border="none"/>
    </style:style>
    <style:style style:name="Table5" style:family="table">
      <style:table-properties style:width="17.542cm" fo:margin-left="0.035cm" table:align="left"/>
    </style:style>
    <style:style style:name="Table5.A" style:family="table-column">
      <style:table-column-properties style:column-width="17.542cm"/>
    </style:style>
    <style:style style:name="Table5.A1" style:family="table-cell">
      <style:table-cell-properties fo:padding="0.097cm" fo:border="none"/>
    </style:style>
    <style:style style:name="Table11" style:family="table">
      <style:table-properties style:width="17.59cm" table:align="margins"/>
    </style:style>
    <style:style style:name="Table11.A" style:family="table-column">
      <style:table-column-properties style:column-width="3.51cm" style:rel-column-width="13078*"/>
    </style:style>
    <style:style style:name="Table11.B" style:family="table-column">
      <style:table-column-properties style:column-width="14.079cm" style:rel-column-width="52457*"/>
    </style:style>
    <style:style style:name="Table1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3.508cm" style:rel-column-width="13071*"/>
    </style:style>
    <style:style style:name="Table2.B" style:family="table-column">
      <style:table-column-properties style:column-width="14.081cm" style:rel-column-width="52464*"/>
    </style:style>
    <style:style style:name="Table2.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3.508cm" style:rel-column-width="13071*"/>
    </style:style>
    <style:style style:name="Table7.B" style:family="table-column">
      <style:table-column-properties style:column-width="14.081cm" style:rel-column-width="52464*"/>
    </style:style>
    <style:style style:name="Table7.A1" style:family="table-cell">
      <style:table-cell-properties fo:padding="0.097cm"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text-properties fo:color="#000000" style:font-name="Times New Roman" fo:font-size="10pt" fo:language="en" fo:country="CA"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style:font-name="Times New Roman" fo:font-size="10pt" fo:language="en" fo:country="CA" fo:font-weight="bold" style:font-size-asian="10pt" style:font-weight-asian="bold" style:font-size-complex="10pt" style:font-weight-complex="bold"/>
    </style:style>
    <style:style style:name="P4" style:family="paragraph" style:parent-style-name="Standard">
      <style:text-properties fo:color="#000000" style:font-name="Times New Roman" fo:font-size="10pt" fo:language="en" fo:country="CA" fo:font-style="italic"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start" style:justify-single-word="false"/>
      <style:text-properties fo:color="#000000" style:font-name="Times New Roman" fo:font-size="10pt" fo:language="en" fo:country="CA" fo:font-weight="normal" style:font-size-asian="10pt" style:font-weight-asian="normal" style:font-size-complex="10pt" style:font-weight-complex="normal"/>
    </style:style>
    <style:style style:name="P6" style:family="paragraph" style:parent-style-name="Standard">
      <style:text-properties style:font-name="Times New Roman" fo:font-size="10pt" style:font-size-asian="10pt" style:font-size-complex="10pt"/>
    </style:style>
    <style:style style:name="P7" style:family="paragraph" style:parent-style-name="Standard">
      <style:text-properties style:font-name="Times New Roman" fo:font-size="10pt" fo:font-style="italic" style:font-size-asian="10pt" style:font-style-asian="italic" style:font-size-complex="10pt" style:font-style-complex="italic"/>
    </style:style>
    <style:style style:name="P8" style:family="paragraph" style:parent-style-name="Standard">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Standard">
      <style:text-properties style:font-name="Times New Roman" fo:font-size="10pt"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Times New Roman" fo:font-size="10pt" fo:language="en" fo:country="CA" fo:font-style="normal" style:text-underline-style="none"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Times New Roman" fo:font-size="10pt" style:text-underline-style="none" fo:font-weight="bold" style:font-size-asian="10pt" style:font-weight-asian="bold" style:font-size-complex="10pt" style:font-weight-complex="bold"/>
    </style:style>
    <style:style style:name="P12" style:family="paragraph" style:parent-style-name="Table_20_Contents">
      <style:text-properties style:font-name="Times New Roman" fo:font-size="10pt" fo:font-weight="normal" style:font-size-asian="10pt" style:font-weight-asian="normal" style:font-size-complex="10pt" style:font-weight-complex="normal"/>
    </style:style>
    <style:style style:name="P13" style:family="paragraph" style:parent-style-name="Standard" style:list-style-name="L1">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4" style:family="paragraph" style:parent-style-name="Standard" style:list-style-name="L2">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5" style:family="paragraph" style:parent-style-name="Standard" style:list-style-name="L3">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6" style:family="paragraph" style:parent-style-name="Standard" style:list-style-name="L4">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7" style:family="paragraph" style:parent-style-name="Standard" style:list-style-name="L5">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8" style:family="paragraph" style:parent-style-name="Standard" style:list-style-name="L6">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19" style:family="paragraph" style:parent-style-name="Standard" style:list-style-name="L7">
      <style:paragraph-properties fo:text-align="start" style:justify-single-word="false"/>
      <style:text-properties style:font-name="Times New Roman" fo:font-size="10pt" style:text-underline-style="none" fo:font-weight="normal" style:font-size-asian="10pt" style:font-weight-asian="normal" style:font-size-complex="10pt" style:font-weight-complex="normal"/>
    </style:style>
    <style:style style:name="P20" style:family="paragraph" style:parent-style-name="Standard" style:list-style-name="L3">
      <style:paragraph-properties fo:text-align="start" style:justify-single-word="false"/>
      <style:text-properties style:font-name="Times New Roman" fo:font-size="10pt" fo:language="en" fo:country="CA" style:text-underline-style="none"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style:font-name="Times New Roman" fo:font-size="10pt" fo:language="en" fo:country="CA" fo:font-weight="normal"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style:font-name="Times New Roman" fo:font-size="10pt" fo:language="en" fo:country="CA"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000000" style:font-name="Times New Roman" fo:font-size="10pt" fo:language="en" fo:country="CA" style:text-underline-style="none"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1.475cm" style:auto-text-indent="false"/>
      <style:text-properties fo:color="#000000" style:font-name="Times New Roman" fo:font-size="10pt" fo:language="en" fo:country="CA" fo:font-weight="normal" style:font-size-asian="10pt" style:font-weight-asian="normal" style:font-size-complex="10pt" style:font-weight-complex="normal"/>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CA"/>
    </style:style>
    <style:style style:name="T8" style:family="text">
      <style:text-properties fo:language="en" fo:country="CA" fo:font-weight="bold" style:font-weight-asian="bold" style:font-weight-complex="bold"/>
    </style:style>
    <style:style style:name="T9" style:family="text">
      <style:text-properties fo:language="en" fo:country="CA" fo:font-style="normal" style:font-style-asian="normal" style:font-style-complex="normal"/>
    </style:style>
    <style:style style:name="T10" style:family="text">
      <style:text-properties fo:language="en" fo:country="CA" fo:font-style="normal" fo:font-weight="bold" style:font-style-asian="normal" style:font-weight-asian="bold" style:font-style-complex="normal" style:font-weight-complex="bold"/>
    </style:style>
    <style:style style:name="T11" style:family="text">
      <style:text-properties fo:language="en" fo:country="CA" fo:font-style="normal" style:text-underline-style="none" fo:font-weight="normal" style:font-style-asian="normal" style:font-weight-asian="normal" style:font-style-complex="normal" style:font-weight-complex="normal"/>
    </style:style>
    <style:style style:name="T12" style:family="text">
      <style:text-properties fo:language="en" fo:country="CA" fo:font-style="normal" style:text-underline-style="none" fo:font-weight="bold" style:font-style-asian="normal" style:font-weight-asian="bold" style:font-style-complex="normal" style:font-weight-complex="bold"/>
    </style:style>
    <style:style style:name="T13" style:family="text">
      <style:text-properties fo:language="en" fo:country="CA" fo:font-style="italic" style:font-style-asian="italic" style:font-style-complex="italic"/>
    </style:style>
    <style:style style:name="T1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 I: Contributions to Research and Development</text:p>
      <text:p text:style-name="P2">b) Articles submitted to refereed journals</text:p>
      <table:table table:name="Table3" table:style-name="Table3">
        <table:table-column table:style-name="Table3.A"/>
        <table:table-row>
          <table:table-cell table:style-name="Table3.A1" office:value-type="string">
            <text:p text:style-name="P6"><text:span text:style-name="T11">Segalowitz, S. J., </text:span><text:span text:style-name="T12">Sternin, A.</text:span><text:span text:style-name="T11">, Lewis, T. L., Dywan, J., &amp; Maurer, D. <text:s/>(2015). </text:span>Electrophysiological Evidence of Altered Visual Processing in Adults who Experienced Visual Deprivation During Infancy.</text:p>
            <text:p text:style-name="P7"><text:span text:style-name="T7">Submitted to Neuropsychologia: </text:span>NSY-D-15-00682.<text:span text:style-name="T14">(Undergraduate work, ~45 pages submitted)</text:span></text:p>
          </table:table-cell>
        </table:table-row>
      </table:table>
      <text:p text:style-name="P9">c) Other refereed contributions</text:p>
      <text:p text:style-name="P8">papers in refereed conference proceedings</text:p>
      <table:table table:name="Table5" table:style-name="Table5">
        <table:table-column table:style-name="Table5.A"/>
        <table:table-row>
          <table:table-cell table:style-name="Table5.A1" office:value-type="string">
            <text:p text:style-name="P10">Stober, S., <text:span text:style-name="T4">Sternin, A.</text:span>, Owen, A.M., Grahn, J.A. (2015). Towards Music Imagery Information Retrieval: Introducing the OpenMIIR Dataset of EEG Recordings from Music Perception and Imagination. <text:span text:style-name="T5">Proceedings of the 16</text:span><text:span text:style-name="T2">th</text:span><text:span text:style-name="T5"> International Society for Music Information Retrieval Conference. </text:span>Malaga, Spain (Master's work)</text:p>
          </table:table-cell>
        </table:table-row>
        <table:table-row>
          <table:table-cell table:style-name="Table5.A1" office:value-type="string">
            <text:p text:style-name="P6"><text:span text:style-name="T8">Sternin, A.</text:span><text:span text:style-name="T7">, Stober, S., Owen, A.M., Grahn, J.A. (2015). </text:span>Tempo Estimation from the EEG signal during perception and imagination of music. <text:span text:style-name="T5">Proceedings of the 1</text:span><text:span text:style-name="T2">st</text:span><text:span text:style-name="T5"> International Workshop on Brain-Computer Music Interfacing. Plymouth, UK. </text:span><text:span text:style-name="T14">(Master's work)</text:span></text:p>
          </table:table-cell>
        </table:table-row>
      </table:table>
      <text:p text:style-name="P8">oral presentation</text:p>
      <table:table table:name="Table11" table:style-name="Table11">
        <table:table-column table:style-name="Table11.A"/>
        <table:table-column table:style-name="Table11.B"/>
        <table:table-row>
          <table:table-cell table:style-name="Table11.A1" office:value-type="string">
            <text:p text:style-name="P12">2015.09</text:p>
          </table:table-cell>
          <table:table-cell table:style-name="Table11.A1" office:value-type="string">
            <text:p text:style-name="P11">Fifth Annual Cognitive Based Music Informatics Research <text:span text:style-name="T3">(Toronto, ON) </text:span><text:span text:style-name="T6">Provincial</text:span></text:p>
            <text:list xml:id="list13566682641" text:style-name="L1">
              <text:list-item>
                <text:p text:style-name="P13"><text:span text:style-name="T7">Stober, S.*, </text:span><text:span text:style-name="T8">Sternin, A.,</text:span><text:span text:style-name="T7"> Owen, A.M., Grahn, J.A. </text:span></text:p>
              </text:list-item>
              <text:list-item>
                <text:p text:style-name="P13"><text:span text:style-name="T7">Similarity and feature learning for EEG recordings of music perception and imagination (Master's work) – </text:span><text:span text:style-name="T13">Awarded the Best Paper Award</text:span></text:p>
              </text:list-item>
            </text:list>
          </table:table-cell>
        </table:table-row>
        <table:table-row>
          <table:table-cell table:style-name="Table11.A1" office:value-type="string">
            <text:p text:style-name="P12">2015.06</text:p>
          </table:table-cell>
          <table:table-cell table:style-name="Table11.A1" office:value-type="string">
            <text:p text:style-name="P11">First International Workshop on Brain-Computer Music Interfacing <text:span text:style-name="T3">(Plymouth, UK) </text:span><text:span text:style-name="T6">International</text:span></text:p>
            <text:list xml:id="list1819972149" text:style-name="L2">
              <text:list-item>
                <text:p text:style-name="P14"><text:span text:style-name="T8">Sternin, A.*</text:span><text:span text:style-name="T7">, Stober, S., Owen, A.M., Grahn, J.A. </text:span></text:p>
              </text:list-item>
              <text:list-item>
                <text:p text:style-name="P14">Tempo Estimation from the EEG signal during perception and imagination of music (Master's work)</text:p>
              </text:list-item>
            </text:list>
          </table:table-cell>
        </table:table-row>
      </table:table>
      <text:p text:style-name="P8">poster presentations</text:p>
      <table:table table:name="Table2" table:style-name="Table2">
        <table:table-column table:style-name="Table2.A"/>
        <table:table-column table:style-name="Table2.B"/>
        <table:table-row>
          <table:table-cell table:style-name="Table2.A1" office:value-type="string">
            <text:p text:style-name="P12">2015.09</text:p>
          </table:table-cell>
          <table:table-cell table:style-name="Table2.A1" office:value-type="string">
            <text:p text:style-name="P11">Inaugural Brain and Mind Symposium <text:span text:style-name="T3">(London, ON)</text:span><text:span text:style-name="T5"> </text:span><text:span text:style-name="T6">Institutional</text:span></text:p>
            <text:list xml:id="list1792663322" text:style-name="L3">
              <text:list-item>
                <text:p text:style-name="P15"><text:span text:style-name="T8">Sternin, A.*</text:span><text:span text:style-name="T7">, Stober, S., Owen, A.M., Grahn, J.A. </text:span></text:p>
              </text:list-item>
              <text:list-item>
                <text:p text:style-name="P20">Classifying perception and imagination of rhythms and speech from EEG (Master's work)</text:p>
              </text:list-item>
            </text:list>
          </table:table-cell>
        </table:table-row>
        <table:table-row>
          <table:table-cell table:style-name="Table2.A1" office:value-type="string">
            <text:p text:style-name="P12">2015.08</text:p>
          </table:table-cell>
          <table:table-cell table:style-name="Table2.A1" office:value-type="string">
            <text:p text:style-name="P11">Society for Music Perception and Cognition 2015 <text:span text:style-name="T3">(Nashville, TN) </text:span><text:span text:style-name="T6">International </text:span></text:p>
            <text:list xml:id="list227224744" text:style-name="L4">
              <text:list-item>
                <text:p text:style-name="P16"><text:span text:style-name="T8">Sternin, A.*</text:span><text:span text:style-name="T7">, Stober, S., Owen, A.M., Grahn, J.A. </text:span></text:p>
              </text:list-item>
              <text:list-item>
                <text:p text:style-name="P16">Classifying Perception and Imagination of Music from EEG (Master's work)</text:p>
              </text:list-item>
            </text:list>
          </table:table-cell>
        </table:table-row>
        <table:table-row>
          <table:table-cell table:style-name="Table2.A1" office:value-type="string">
            <text:p text:style-name="P12">2015.02</text:p>
          </table:table-cell>
          <table:table-cell table:style-name="Table2.A1" office:value-type="string">
            <text:p text:style-name="P11">Lake Ontario Visionary Establishment 44<text:span text:style-name="T1">th</text:span> Annual Conference <text:span text:style-name="T3">(Niagara Falls, ON) </text:span><text:span text:style-name="T6">Provincial</text:span></text:p>
            <text:list xml:id="list931002399" text:continue-list="list1819972149" text:style-name="L2">
              <text:list-item>
                <text:p text:style-name="P14"><text:span text:style-name="T8">Sternin, A.*</text:span><text:span text:style-name="T7">, Stober, S., Owen, A.M., Grahn, J.A. </text:span></text:p>
              </text:list-item>
              <text:list-item>
                <text:p text:style-name="P14">Differentiating Music Perception and Imagination Using EEG-processing (Master's work)</text:p>
              </text:list-item>
            </text:list>
          </table:table-cell>
        </table:table-row>
        <table:table-row>
          <table:table-cell table:style-name="Table2.A1" office:value-type="string">
            <text:p text:style-name="P12">2014.09 </text:p>
          </table:table-cell>
          <table:table-cell table:style-name="Table2.A1" office:value-type="string">
            <text:p text:style-name="P11">Society for Psychophysiological Research (SPR) 54<text:span text:style-name="T1">th</text:span> annual meeting <text:span text:style-name="T3">(Atlanta, GA) </text:span><text:span text:style-name="T6">International</text:span></text:p>
            <text:list xml:id="list870687342" text:style-name="L5">
              <text:list-item>
                <text:p text:style-name="P17"><text:span text:style-name="T10">Sternin, A.*, </text:span><text:span text:style-name="T9">Segalowitz, S. J., Lewis, T. L., Dywan, J., &amp; Maurer, D.</text:span></text:p>
              </text:list-item>
              <text:list-item>
                <text:p text:style-name="P17">Electrophysiological evidence of altered visual processing in adults with blocked pattern vision during infancy (Undergraduate work)</text:p>
              </text:list-item>
            </text:list>
          </table:table-cell>
        </table:table-row>
        <table:table-row>
          <table:table-cell table:style-name="Table2.A1" office:value-type="string">
            <text:p text:style-name="P12">2014.05</text:p>
          </table:table-cell>
          <table:table-cell table:style-name="Table2.A1" office:value-type="string">
            <text:p text:style-name="P11">Compute Ontario Research Day 2014 <text:span text:style-name="T3">(Perimeter Institute – Waterloo, ON) </text:span><text:span text:style-name="T6">Regional</text:span></text:p>
            <text:list xml:id="list818925636" text:style-name="L6">
              <text:list-item>
                <text:p text:style-name="P18"><text:span text:style-name="T10">Sternin, A.*, </text:span><text:span text:style-name="T9">Segalowitz, S. J., Lewis, T. L., Dywan, J., &amp; Maurer, D.</text:span></text:p>
              </text:list-item>
              <text:list-item>
                <text:p text:style-name="P18">Electrophysiological evidence of altered visual processing in adults with blocked pattern vision during infancy (Undergraduate work)</text:p>
              </text:list-item>
            </text:list>
          </table:table-cell>
        </table:table-row>
      </table:table>
      <text:p text:style-name="P2">d) Non-refereed contributions</text:p>
      <text:p text:style-name="P4">posters</text:p>
      <table:table table:name="Table7" table:style-name="Table7">
        <table:table-column table:style-name="Table7.A"/>
        <table:table-column table:style-name="Table7.B"/>
        <table:table-row>
          <table:table-cell table:style-name="Table7.A1" office:value-type="string">
            <text:p text:style-name="P12">2014.05</text:p>
          </table:table-cell>
          <table:table-cell table:style-name="Table7.A1" office:value-type="string">
            <text:p text:style-name="P11">Southern Ontario Neuroscience Association (SONA) <text:span text:style-name="T3">(London, ON)</text:span><text:span text:style-name="T6"> Provincial</text:span></text:p>
            <text:list xml:id="list590809929" text:style-name="L7">
              <text:list-item>
                <text:p text:style-name="P19"><text:span text:style-name="T9">Segalowitz, S. J., </text:span><text:span text:style-name="T10">Sternin, A.*,</text:span><text:span text:style-name="T9"> Lewis, T. L., Dywan, J., &amp; Maurer, D.</text:span></text:p>
              </text:list-item>
              <text:list-item>
                <text:p text:style-name="P19">Electrophysiological evidence of altered visual processing in adults with blocked pattern vision during infancy (Undergraduate work)</text:p>
              </text:list-item>
            </text:list>
          </table:table-cell>
        </table:table-row>
      </table:table>
      <text:p text:style-name="P3"><text:soft-page-break/></text:p>
      <text:p text:style-name="P3">Part II: Most significant contributions to research and development</text:p>
      <text:p text:style-name="P5">In June 2015 I was sent as the sole representative of my lab to a present at the first international workshop on brain-computer interfacing (BCMI 2015). My presentation was an overview of some of the work completed during the first year of my Master's research. This project investigated whether perceived and imagined music could be classified from EEG data alone. Together with a post-doctoral scholar in the lab I designed the experiment which required determining what musical characteristics we wanted to manipulate and choosing music to suit those requirements. I then created a program that would automatically present participants with stimuli at the appropriate intervals according to our experimental design as well as record responses. I collected EEG data using a BioSemi system from 14 participants. Importantly I needed to ensure that the stimulus presentation, BioSemi system and recording systems were all in complete synchrony with each other. Once all of the data had been collected I worked with the post-doctoral scholar to analyze the data. In the past, classification of brain states using EEG has been done by investigating frequency band modulation. We were able to come up with a novel approach to this problem. Using autocorrelations on event-related potentials we found a way to estimate the tempo of the perceived or imagined music. At BCMI 2015 I presented this novel approach to other researchers in the brain-computer music interfacing field. This new approach was met with excitement and future collaborations to determine new approaches to the problem of brain-computer music interfacing have been made possible as a direct result.</text:p>
      <text:p text:style-name="P5"/>
      <text:p text:style-name="P5">I was awarded a NSERC undergraduate student research award in 2013 to work with Dr. Sid Segalowitz. Before I arrived in the lab, in collaboration with Dr. Daphne Maurer, data was collected from a group of adults that had all been born with bilateral cataracts but who were fitted with corrective lenses before their first birthdays. These patients participated in a series of EEG experiments that explored whether the early visual deprivation they experienced had affected the organization of their visual system as they matured. I organized the recorded data and began analysis on the first of four experiments. Preliminary findings were promising and over the course of the following year I analyzed the remaining data.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5">Electrophysiological Evidence of Altered Visual Processing in Adults who Experienced Visual Deprivation During Infancy</text:span>) was submitted to Neuropsychologia. </text:p>
      <text:p text:style-name="P5"/>
      <text:p text:style-name="P5">Third?</text:p>
      <text:p text:style-name="P3"/>
      <text:p text:style-name="P3">Part III: Applicant's statement </text:p>
      <text:p text:style-name="P3">Research Experience</text:p>
      <text:p text:style-name="P24">In 2011 I began volunteering in the Brock University Cognitive and Affective Neuroscience Lab under the supervision of Dr. Sid Segalowitz. During this time I assisted in designing and debugging an automated EEG processing program that is now used in all of the lab's analysis procedures. In the process I became comfortable programming in MATLAB, Octave and EEGLab which are programs widely used for EEG analyses. I continued working in this lab as a research assistant in the summer of 2013 and in the 2013-2014 school year I completed my honours degree with Dr. Segalowitz. The combined research experience of following a project through to completion taught me to use various statistical analysis techniques and gave me the invaluable experience of running multiple analyses on data in order to glean as much information as possible. During my time in this lab I assisted the graduate students with data collection during EEG experiments, and by the time I graduated I was comfortable using a BioSemi EEG system on my own.</text:p>
      <text:p text:style-name="P24">In 2014 I began a Master's degree at the University of Western Ontario. At the beginning of my project I worked with a post-doctoral fellow to design the experiment to address the exploratory nature of our research question. Throughout this project I've learned about the complications that arise when testing human subjects – from writing ethics proposals to dealing with issues during testing sessions. As this was an exploratory study we needed to be creative in my approach to the analysis of the data. By working with other graduate students, post-doctoral fellows and senior researchers I have learned many different techniques for approaching a novel research question. We have already submitted preliminary results in short paper format to conferences in the past year. The experience of concisely writing about these results has taught me how to frame my research for different audiences as well as how to complete papers in a timely manner.</text:p>
      <text:p text:style-name="P3"/>
      <text:p text:style-name="P3">Relevant Activities</text:p>
      <text:p text:style-name="P5">Created an instructional video for future students depicting the Sol-Gel technique used to make ceramic samples. </text:p>
      <text:p text:style-name="P23">Program Support Team – Society for Music Perception and Cognition 2015 </text:p>
      <text:p text:style-name="P23">Radio Interview for Zeit Online (Max Rauner)</text:p>
      <text:p text:style-name="P5">TA – 2 hour tutorials every week, taught stats, experimental design, marking. Nominated for award</text:p>
      <text:p text:style-name="P5">PGSA </text:p>
      <text:p text:style-name="P5"><text:soft-page-break/>Graduate teaching awards commitee </text:p>
      <text:p text:style-name="P5">Senate position undergrad</text:p>
      <text:p text:style-name="P5">Student appeals undergr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loext:contextual-spacing="false" fo:margin-top="0cm" fo:margin-bottom="0.499cm" style:page-number="auto" style:border-line-width-bottom="0.041cm 0.041cm 0.041cm" fo:padding="0cm" fo:border-left="none" fo:border-right="none" fo:border-top="none" fo:border-bottom="1.1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vital Sternin PIN: 396802 <text:s text:c="6"/><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3.5$MacOSX_x86 LibreOffice_project/e0fbe70-dcba98b-297ab39-994e618-0f858f0</meta:generator>
    <dc:date>2015-09-22T14:09:29</dc:date>
    <meta:editing-duration>P3DT9H58M33S</meta:editing-duration>
    <meta:editing-cycles>125</meta:editing-cycles>
    <meta:printed-by>Avital Sternin</meta:printed-by>
    <meta:print-date>2011-12-05T19:45:16</meta:print-date>
    <meta:document-statistic meta:table-count="5" meta:image-count="0" meta:object-count="0" meta:page-count="3" meta:paragraph-count="62" meta:word-count="1287" meta:character-count="8551" meta:non-whitespace-character-count="7321"/>
  </office:meta>
</office:document-meta>
</file>